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</text:p>
          </table:table-cell>
          <table:table-cell table:style-name="Default" office:value-type="string" calcext:value-type="string">
            <text:p>varianc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epoch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36646809852536" calcext:value-type="float">
            <text:p>0.3366468098525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86895746075253" calcext:value-type="float">
            <text:p>0.386895746075253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100106903948" calcext:value-type="float">
            <text:p>0.3310010690394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07042588090867" calcext:value-type="float">
            <text:p>0.3070425880908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24038056667302" calcext:value-type="float">
            <text:p>0.3240380566673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500990999692436" calcext:value-type="float">
            <text:p>0.50099099969243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431049567994235" calcext:value-type="float">
            <text:p>0.4310495679942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459411841977834" calcext:value-type="float">
            <text:p>0.45941184197783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492921252755227" calcext:value-type="float">
            <text:p>0.49292125275522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.514459843538376" calcext:value-type="float">
            <text:p>0.51445984353837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57304705464874" calcext:value-type="float">
            <text:p>0.55730470546487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16627942401626" calcext:value-type="float">
            <text:p>0.5166279424016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61052831584115" calcext:value-type="float">
            <text:p>0.5610528315841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07965497290201" calcext:value-type="float">
            <text:p>0.7079654972902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20604377111525" calcext:value-type="float">
            <text:p>0.520604377111525</text:p>
          </table:table-cell>
          <table:table-cell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723530069660226" calcext:value-type="float">
            <text:p>0.72353006966022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728127791871309" calcext:value-type="float">
            <text:p>0.72812779187130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734508770721492" calcext:value-type="float">
            <text:p>0.73450877072149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747333030501189" calcext:value-type="float">
            <text:p>0.74733303050118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.732241484251721" calcext:value-type="float">
            <text:p>0.732241484251721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34473401728767" calcext:value-type="float">
            <text:p>0.73447340172876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30889905712208" calcext:value-type="float">
            <text:p>0.730889905712208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45611310496505" calcext:value-type="float">
            <text:p>0.745611310496505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74848372994346" calcext:value-type="float">
            <text:p>0.74848372994346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.754447740485054" calcext:value-type="float">
            <text:p>0.7544477404850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.752304215926219" calcext:value-type="float">
            <text:p>0.75230421592621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.741565480328326" calcext:value-type="float">
            <text:p>0.741565480328326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.762667019547503" calcext:value-type="float">
            <text:p>0.76266701954750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.752804734238279" calcext:value-type="float">
            <text:p>0.75280473423827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.749257017448462" calcext:value-type="float">
            <text:p>0.74925701744846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84759381534223" calcext:value-type="float">
            <text:p>0.7847593815342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0415231876723" calcext:value-type="float">
            <text:p>0.76041523187672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69210150479478" calcext:value-type="float">
            <text:p>0.7692101504794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73948212455331" calcext:value-type="float">
            <text:p>0.77394821245533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771972017929162" calcext:value-type="float">
            <text:p>0.771972017929162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.790607538605933" calcext:value-type="float">
            <text:p>0.79060753860593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.783610361744644" calcext:value-type="float">
            <text:p>0.783610361744644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.788930482706207" calcext:value-type="float">
            <text:p>0.78893048270620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.780288325612791" calcext:value-type="float">
            <text:p>0.78028832561279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0.794827974834376" calcext:value-type="float">
            <text:p>0.79482797483437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02191426118642" calcext:value-type="float">
            <text:p>0.80219142611864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794420678171668" calcext:value-type="float">
            <text:p>0.794420678171668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14400944651269" calcext:value-type="float">
            <text:p>0.8144009446512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01610106534148" calcext:value-type="float">
            <text:p>0.801610106534148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0432004784454" calcext:value-type="float">
            <text:p>0.8043200478445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804958825539196" calcext:value-type="float">
            <text:p>0.80495882553919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807978272215933" calcext:value-type="float">
            <text:p>0.80797827221593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811473353114016" calcext:value-type="float">
            <text:p>0.81147335311401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799392416878835" calcext:value-type="float">
            <text:p>0.7993924168788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.806355968837337" calcext:value-type="float">
            <text:p>0.8063559688373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4154851995832" calcext:value-type="float">
            <text:p>0.85415485199583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3426118270435" calcext:value-type="float">
            <text:p>0.853426118270435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62325218782719" calcext:value-type="float">
            <text:p>0.86232521878271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636317401063" calcext:value-type="float">
            <text:p>0.86363174010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7260033807121" calcext:value-type="float">
            <text:p>0.85726003380712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871193223428972" calcext:value-type="float">
            <text:p>0.87119322342897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867132310749084" calcext:value-type="float">
            <text:p>0.86713231074908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878995478373373" calcext:value-type="float">
            <text:p>0.87899547837337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882666868326015" calcext:value-type="float">
            <text:p>0.8826668683260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0.872214259790013" calcext:value-type="float">
            <text:p>0.8722142597900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81024979289199" calcext:value-type="float">
            <text:p>0.88102497928919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80658207911867" calcext:value-type="float">
            <text:p>0.880658207911867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91769456006754" calcext:value-type="float">
            <text:p>0.891769456006754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92351023122878" calcext:value-type="float">
            <text:p>0.892351023122878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884585831954057" calcext:value-type="float">
            <text:p>0.884585831954057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891349029190819" calcext:value-type="float">
            <text:p>0.89134902919081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891141202437175" calcext:value-type="float">
            <text:p>0.89114120243717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899901721287389" calcext:value-type="float">
            <text:p>0.89990172128738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899638725068312" calcext:value-type="float">
            <text:p>0.89963872506831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.890924175794396" calcext:value-type="float">
            <text:p>0.89092417579439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894145078803501" calcext:value-type="float">
            <text:p>0.89414507880350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893920184330231" calcext:value-type="float">
            <text:p>0.893920184330231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90281620493744" calcext:value-type="float">
            <text:p>0.90281620493744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90118433000469" calcext:value-type="float">
            <text:p>0.90118433000469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.895836836448797" calcext:value-type="float">
            <text:p>0.895836836448797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0.900178806173952" calcext:value-type="float">
            <text:p>0.90017880617395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0.897413602318087" calcext:value-type="float">
            <text:p>0.89741360231808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0.906014204518226" calcext:value-type="float">
            <text:p>0.906014204518226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0.905166506501987" calcext:value-type="float">
            <text:p>0.905166506501987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0.899197453278793" calcext:value-type="float">
            <text:p>0.89919745327879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0408466445742" calcext:value-type="float">
            <text:p>0.90408466445742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05919982860136" calcext:value-type="float">
            <text:p>0.9059199828601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07641848613505" calcext:value-type="float">
            <text:p>0.907641848613505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08264854480986" calcext:value-type="float">
            <text:p>0.90826485448098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.902570452416607" calcext:value-type="float">
            <text:p>0.902570452416607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0.908441219764859" calcext:value-type="float">
            <text:p>0.908441219764859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0.908355153570102" calcext:value-type="float">
            <text:p>0.90835515357010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0.912425042704791" calcext:value-type="float">
            <text:p>0.91242504270479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0.912129374510082" calcext:value-type="float">
            <text:p>0.91212937451008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 table:style-name="Default" office:value-type="float" office:value="0.90770216028719" calcext:value-type="float">
            <text:p>0.907702160287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10889323770508" calcext:value-type="float">
            <text:p>0.910889323770508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11530211858287" calcext:value-type="float">
            <text:p>0.911530211858287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15993415664796" calcext:value-type="float">
            <text:p>0.91599341566479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15567560567414" calcext:value-type="float">
            <text:p>0.91556756056741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11048883116365" calcext:value-type="float">
            <text:p>0.911048883116365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0.91348848698593" calcext:value-type="float">
            <text:p>0.9134884869859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0.913536618525237" calcext:value-type="float">
            <text:p>0.91353661852523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0.918402740176642" calcext:value-type="float">
            <text:p>0.91840274017664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0.916416643547343" calcext:value-type="float">
            <text:p>0.91641664354734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10" calcext:value-type="float">
            <text:p>110</text:p>
          </table:table-cell>
          <table:table-cell table:number-columns-repeated="2" table:style-name="Default" office:value-type="float" office:value="0.91415717629934" calcext:value-type="float">
            <text:p>0.9141571762993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914315619141278" calcext:value-type="float">
            <text:p>0.91431561914127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915798456343633" calcext:value-type="float">
            <text:p>0.915798456343633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919677059177706" calcext:value-type="float">
            <text:p>0.91967705917770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919320796343571" calcext:value-type="float">
            <text:p>0.919320796343571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914780907265887" calcext:value-type="float">
            <text:p>0.91478090726588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Sheet1.A1:Sheet1.G10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IPAGothic" fo:language="en" fo:country="US" style:font-name-asian="IPAGothic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3T12:54:49.639208419</dc:date>
    <meta:editing-duration>PT3M56S</meta:editing-duration>
    <meta:editing-cycles>2</meta:editing-cycles>
    <meta:generator>LibreOffice/7.1.8.1$Linux_X86_64 LibreOffice_project/10$Build-1</meta:generator>
    <meta:document-statistic meta:table-count="1" meta:cell-count="742" meta:object-count="0"/>
  </office:meta>
</office:document-meta>
</file>